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co7" style:family="table-column">
      <style:table-column-properties fo:break-before="auto" style:column-width="20.001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4.974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6.318cm" fo:break-before="auto" style:use-optimal-row-height="true"/>
    </style:style>
    <style:style style:name="ro14" style:family="table-row">
      <style:table-row-properties style:row-height="0.947cm" fo:break-before="auto" style:use-optimal-row-height="true"/>
    </style:style>
    <style:style style:name="ro15" style:family="table-row">
      <style:table-row-properties style:row-height="11.688cm" fo:break-before="auto" style:use-optimal-row-height="true"/>
    </style:style>
    <style:style style:name="ro16" style:family="table-row">
      <style:table-row-properties style:row-height="7.213cm" fo:break-before="auto" style:use-optimal-row-height="true"/>
    </style:style>
    <style:style style:name="ro17" style:family="table-row">
      <style:table-row-properties style:row-height="5.8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vertical-align="middle"/>
      <style:text-properties style:font-name="Times New Roman" fo:font-size="12pt" style:font-size-asian="12pt" style:font-size-complex="12pt"/>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6"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2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2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T1" style:family="text">
      <style:text-properties fo:font-weight="bold" style:font-weight-asian="bold" style:font-weight-complex="bold"/>
    </style:style>
    <style:style style:name="T6" style:family="text">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Times New Roman" style:letter-kerning="true"/>
    </style:style>
    <style:style style:name="T4" style:family="text">
      <style:text-properties style:letter-kerning="true" style:font-name-complex="Lohit Devanagari1"/>
    </style:style>
    <style:style style:name="T5" style:family="text">
      <style:text-properties style:font-name="Times New Roman" style:letter-kerning="true" style:font-name-asian="F" style:font-name-complex="Times New Roman"/>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Times New Roman" style:letter-kerning="true" style:font-name-complex="Times New Roman"/>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office:forms form:automatic-focus="false" form:apply-design-mode="false"/>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2">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3">Foco em entender a percepção dos agricultores familiares sobre sustentabilidade e cultivo consorciado.</text:span></text:p>
            <text:p><text:span text:style-name="T3">“Agricultura sustentável não é algo a se perseguir é inevitável”.</text:span></text:p>
            <text:p><text:span text:style-name="T3">Realiza pesquisas para entender a percepção dos agricultores familiares, traduzindo os dados utilizando lógica fuzzy.</text:span></text:p>
            <text:p><text:span text:style-name="T3">Não se pode trabalhar sem entender o contexto de cada participante, o que influencia na definição de certos termos a partir de uma ótica específica (econômica, social ou ambiental).</text:span></text:p>
            <text:p><text:span text:style-name="T3">Fatores de causa: o método precisa ser eficiente para que o agricultor queira implementar e precisa garantir sustentabilidade (sobretudo redução de riscos).</text:span></text:p>
            <text:p><text:span text:style-name="T3">Fatores de contexto: satisfação com o trabalho, participação na confecção do método e apoio técnico, junto com ganhos econômicos e materiais (disponibilidade de produtos).</text:span></text:p>
            <text:p><text:span text:style-name="T3">Fatores de estratégia: coesão familiar e flexibilidade na montagem das culturas (redução de risco por causa da diversificação).</text:span></text:p>
            <text:p><text:span text:style-name="T3">Existe um entendimento que técnicas de sustentabilidade são apenas redução de substâncias químicas.</text:span></text:p>
          </table:table-cell>
          <table:table-cell table:number-columns-repeated="1019"/>
        </table:table-row>
        <table:table-row table:style-name="ro13">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Trata sobre um sistema de apoio a toma de decisão, feito em participação com os agricultores, atribuindo pesos para cada critério.</text:span></text:p>
            <text:p><text:span text:style-name="T4">Define agricultura de conservação (CA) como baixa ou nenhuma técnica de revolução de solo, plantação de cobertura e diversificação de plantações.</text:span></text:p>
            <text:p><text:span text:style-name="T4">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4">Levanta um ponto importante, em que muitos pesquisadores utilizam os agricultores como “fontes de parâmetros”. A construção de modelos conjuntos faz com que a adesão seja maior, já que se veem como parte do trabalho.</text:span></text:p>
            <text:p><text:span text:style-name="T4">Germinação das plantações e crescimento de ervas daninhas são problemas comuns para os agricultores familiares.</text:span></text:p>
            <text:p><text:span text:style-name="T4">Na tabela 2 apresenta o esquema de como foi feito o trabalho participativo, pode ser uma boa fonte de estudo e/ou referência.</text:span></text:p>
            <text:p><text:span text:style-name="T4">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4">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13">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5">O objetivo do artigo é, através de análise de dados, identificar como a integração e diversificação contribuem para a sustentabilidade de uma propriedade rural.</text:span></text:p>
            <text:p><text:span text:style-name="T5">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5">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5">Algumas relações encontradas: criação de animais, eficiência técnica e receita; produção de leite, transmissibilidade e segurança alimentar (disponibilidade de proteínas); sustentabilidade, diversificação e integração.</text:span></text:p>
            <text:p><text:span text:style-name="T5">Em alguns lugares a criação de animal serve como um começo enquanto a produção de frutas não se estabiliza. Quando isto ocorre, os animais contribuem pouco para a diversificação.</text:span></text:p>
            <text:p><text:span text:style-name="T5">A utilização de fasores é útil, porém ilegível para não especialistas.</text:span></text:p>
            <text:p><text:span text:style-name="T5">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14">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14">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M1 - Textos'.C1:'M1 - Textos'.C1">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table:table-column table:style-name="co1" table:default-cell-style-name="ce4"/>
        <table:table-column table:style-name="co2" table:number-columns-repeated="1023" table:default-cell-style-name="ce4"/>
        <table:table-row table:style-name="ro9">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7">1. Texto tipo artigo e publicado em revista</text:span></text:p>
            <text:p><text:span text:style-name="T7">2. Aborda do tema de agricultura familiar</text:span></text:p>
            <text:p><text:span text:style-name="T7">3. Aborda a integração de pecuária e agricultura</text:span></text:p>
            <text:p><text:span text:style-name="T7">4. Inclui experimento original de otimização</text:span></text:p>
            <text:p><text:span text:style-name="T7">5. Texto completo disponível para download/acesso</text:span></text:p>
          </table:table-cell>
          <table:table-cell table:number-columns-repeated="1023"/>
        </table:table-row>
        <table:table-row table:style-name="ro10">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1">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2 - Textos" table:style-name="ta1">
        <table:table-column table:style-name="co3" table:default-cell-style-name="ce10"/>
        <table:table-column table:style-name="co4" table:default-cell-style-name="ce7"/>
        <table:table-column table:style-name="co5" table:default-cell-style-name="ce27"/>
        <table:table-column table:style-name="co4" table:default-cell-style-name="ce7"/>
        <table:table-column table:style-name="co7"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26"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5">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office:value-type="string" calcext:value-type="string">
            <text:p><text:span text:style-name="T8">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8">Inclui parâmetros de custos e receitas, porém talvez não sejam tão úteis dado a diferença de clima entre ES-BR e Gana.</text:span></text:p>
            <text:p><text:span text:style-name="T8">Animais são utilizados como coringas, servindo tanto como fonte de tração e produtos quanto de venda, em casos de extrema necessidade quando as plantações são insuficientes.</text:span></text:p>
            <text:p><text:span text:style-name="T8">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8">Faz uma correção dos parâmetros climáticos por meio de função harmônica. Pode ser útil em algum momento, portanto fica registrado a referência.</text:span></text:p>
            <text:p><text:span text:style-name="T8">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8">A inclusão do clima (bom ou ruim) foi uma grande contribuição, pois é algo que impacta fortemente os agricultores. Tanto que em climas ruins se ocorre uma menor alocação de área plantada, limitando-se a culturas mais resistentes.</text:span></text:p>
            <text:p><text:span text:style-name="T8">A combinação de atividades é apontada como forma de reduzir o risco do agricultor, representado pela esperança de receita.</text:span></text:p>
            <text:p><text:span text:style-name="T8">Uma limitação apontada é a utilização de custos fixos, o que pode ser uma saída para o desenvolvimento do trabalho de mestrado aqui.</text:span></text:p>
            <text:p><text:span text:style-name="T8">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0">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8">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8">Apresenta parâmetros de produtividade de gado, além da referência do uso de plantações para reduzir custo de alimentação.</text:span></text:p>
          </table:table-cell>
          <table:table-cell table:number-columns-repeated="1019"/>
        </table:table-row>
        <table:table-row table:style-name="ro2">
          <table:table-cell office:value-type="string" calcext:value-type="string">
            <text:p>Application of Mixed Integer Linear ProgrammingApproach on Crop Rotation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8">Apresenta parâmetros de tempo de produção e família botânica. Novamente, o tempo de resolução é apontado como algo crítico no caso de rotação de culturas, de modo que isso deve ser sempre um ponto de atenção.</text:span></text:p>
            <text:p><text:span text:style-name="T8">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8">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8">O texto original está em uma língua desconhecida.</text:span></text:p>
            <text:p><text:span text:style-name="T8">Utiliza a metodologia de variância covariância para fazer uma estimativa do risco. Também utiliza a produção como objetivo social, que pondera a produção por hectare de cada produto.</text:span></text:p>
            <text:p><text:span text:style-name="T8">Utiliza o resultado da programação linear com apenas a função de maximização do lucro para impor uma restrição para o lucro, de modo que ele não ultrapasse 95% do resultado da PL.</text:span></text:p>
            <text:p><text:span text:style-name="T8">Prova que a diversidade reduz o risco.</text:span></text:p>
          </table:table-cell>
          <table:table-cell table:number-columns-repeated="1019"/>
        </table:table-row>
        <table:table-row table:style-name="ro16">
          <table:table-cell office:value-type="string" calcext:value-type="string">
            <text:p>Mitigation of the effects of climate change in the agricultural sector of Cyprus, through optimization of benefit </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8">Pontua sobre a localização, que possui escassez de recursos (água) e depende das chuvas.</text:span></text:p>
            <text:p><text:span text:style-name="T8">Faz uma divisão das plantações em anuais (podem ser trocadas e cultivadas ano a ano, como vegetais) e contínuas (principalmente frutas, que permanecem por um longo tempo sem replantar).</text:span></text:p>
            <text:p><text:span text:style-name="T8">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8">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8">Foi testada a utilização de plantas nativas para suprir a demanda interna, obtendo-se bons resultados alocando área para elas e reduzindo as demais espécies para a demanda mínima possível.</text:span></text:p>
            <text:p><text:span text:style-name="T8">Faz um alerta da impossibilidade, frente às mudanças climáticas, do cultivo de algumas plantas, colocando em risco a sustentabilidade do local, que passaria a depender de importações.</text:span></text:p>
            <text:p><text:span text:style-name="T8">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14">
          <table:table-cell office:value-type="string" calcext:value-type="string">
            <text:p>Agricultural Inputs Allocation Model of Ethiopian Agricultural System </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6">
          <table:table-cell office:value-type="string" calcext:value-type="string">
            <text:p>Cropping pattern simulation-optimization model for water use efficiency and economic return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8">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8">Maximiza o lucro, calculado pela receita menos os gastos com água, trabalho e sementes.</text:span></text:p>
            <text:p><text:span text:style-name="T8">O grande diferencial deste estudo é a utilização do modelo de simulação, que calcula parâmetros dinamicamente de acordo com as situações do solo e do clima.</text:span></text:p>
            <text:p><text:span text:style-name="T8">Utiliza disponibilidade de água como restrição, também calculada dinamicamente por causa do fator de retenção.</text:span></text:p>
            <text:p><text:span text:style-name="T8">Dispõe parâmetros de crescimento bovino, que podem ser úteis em momentos futuros.</text:span></text:p>
            <text:p><text:span text:style-name="T8">Em determinados climas, produção de foragem para alimento de animais é uma solução que atende melhor os objetivos.</text:span></text:p>
            <text:p><text:span text:style-name="T8">Comenta a possibilidade de ser utilizado em sistemas integrados, além de consórcio de plantas.</text:span></text:p>
            <text:p><text:span text:style-name="T8">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12">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8">Em agricultura de subsistência é comum uma maior diversificação, uma vez que eles precisam garantir as necessidades básicas. Isso é importante no resultado.</text:span></text:p>
            <text:p><text:span text:style-name="T8">Busca três objetivos: receita, emprego e quantidade de fertilizante. As variáveis de decisão são as áreas para cada plantação, trabalho empregado e capital utilizado.</text:span></text:p>
            <text:p><text:span text:style-name="T8">O resultado obtido demonstra que o ganho na otimização é marginal, ou seja, os agricultores já trabalham próximo do ótimo.</text:span></text:p>
            <text:p><text:span text:style-name="T8">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17">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8">Afirma que otimização do uso de água e de terra é algo inevitável para o desenvolvimento.</text:span></text:p>
            <text:p><text:span text:style-name="T8">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8">Lucro e água são critérios fortes para eles, uma vez que são críticos.</text:span></text:p>
            <text:p><text:span text:style-name="T8">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8">Os algoritmos tendem a recomendar plantações com maior quantidade de colheita por hectare.</text:span></text:p>
            <text:p><text:span text:style-name="T8">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5" table:number-rows-repeated="1048565">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8"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4-01-18T16:36:51.361771291</dc:date>
    <meta:editing-duration>PT18H42M33S</meta:editing-duration>
    <meta:editing-cycles>57</meta:editing-cycles>
    <meta:generator>LibreOffice/7.3.7.2$Linux_X86_64 LibreOffice_project/30$Build-2</meta:generator>
    <meta:document-statistic meta:table-count="4" meta:cell-count="85" meta:object-count="0"/>
  </office:meta>
</office:document-meta>
</file>